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1ed" officeooo:paragraph-rsid="000631ed"/>
    </style:style>
    <style:style style:name="P2" style:family="paragraph" style:parent-style-name="Standard">
      <style:text-properties officeooo:rsid="0006b3ee" officeooo:paragraph-rsid="0006b3ee"/>
    </style:style>
    <style:style style:name="P3" style:family="paragraph" style:parent-style-name="Standard">
      <style:text-properties officeooo:rsid="0006d313" officeooo:paragraph-rsid="0006d313"/>
    </style:style>
    <style:style style:name="P4" style:family="paragraph" style:parent-style-name="Standard">
      <style:text-properties officeooo:rsid="0006d313" officeooo:paragraph-rsid="00376959"/>
    </style:style>
    <style:style style:name="P5" style:family="paragraph" style:parent-style-name="Standard">
      <style:text-properties officeooo:rsid="00085555" officeooo:paragraph-rsid="00085555"/>
    </style:style>
    <style:style style:name="P6" style:family="paragraph" style:parent-style-name="Standard">
      <style:text-properties officeooo:rsid="00085555" officeooo:paragraph-rsid="00376959"/>
    </style:style>
    <style:style style:name="P7" style:family="paragraph" style:parent-style-name="Standard">
      <style:text-properties officeooo:rsid="00086bf2" officeooo:paragraph-rsid="00086bf2"/>
    </style:style>
    <style:style style:name="P8" style:family="paragraph" style:parent-style-name="Standard">
      <style:text-properties officeooo:rsid="00099d9d" officeooo:paragraph-rsid="00099d9d"/>
    </style:style>
    <style:style style:name="P9" style:family="paragraph" style:parent-style-name="Standard">
      <style:text-properties officeooo:rsid="000b73d9" officeooo:paragraph-rsid="000b73d9"/>
    </style:style>
    <style:style style:name="P10" style:family="paragraph" style:parent-style-name="Standard">
      <style:text-properties officeooo:rsid="000bbc16" officeooo:paragraph-rsid="000bbc16"/>
    </style:style>
    <style:style style:name="P11" style:family="paragraph" style:parent-style-name="Standard">
      <style:text-properties officeooo:rsid="000c6fde" officeooo:paragraph-rsid="000c6fde"/>
    </style:style>
    <style:style style:name="P12" style:family="paragraph" style:parent-style-name="Standard">
      <style:text-properties officeooo:rsid="0011860d" officeooo:paragraph-rsid="0011860d"/>
    </style:style>
    <style:style style:name="P13" style:family="paragraph" style:parent-style-name="Standard">
      <style:text-properties officeooo:rsid="001368ae" officeooo:paragraph-rsid="001368ae"/>
    </style:style>
    <style:style style:name="P14" style:family="paragraph" style:parent-style-name="Standard">
      <style:text-properties officeooo:rsid="0015f372" officeooo:paragraph-rsid="0015f372"/>
    </style:style>
    <style:style style:name="P15" style:family="paragraph" style:parent-style-name="Standard">
      <style:text-properties officeooo:rsid="00188a31" officeooo:paragraph-rsid="00188a31"/>
    </style:style>
    <style:style style:name="P16" style:family="paragraph" style:parent-style-name="Standard">
      <style:text-properties officeooo:rsid="0019e96c" officeooo:paragraph-rsid="0019e96c"/>
    </style:style>
    <style:style style:name="P17" style:family="paragraph" style:parent-style-name="Standard">
      <style:text-properties officeooo:rsid="0019e96c" officeooo:paragraph-rsid="002cf5e9"/>
    </style:style>
    <style:style style:name="P18" style:family="paragraph" style:parent-style-name="Standard">
      <style:text-properties officeooo:rsid="001bbb6e" officeooo:paragraph-rsid="001bbb6e"/>
    </style:style>
    <style:style style:name="P19" style:family="paragraph" style:parent-style-name="Standard">
      <style:text-properties officeooo:rsid="001ed034" officeooo:paragraph-rsid="001ed034"/>
    </style:style>
    <style:style style:name="P20" style:family="paragraph" style:parent-style-name="Standard">
      <style:text-properties officeooo:rsid="0021d6cb" officeooo:paragraph-rsid="0021d6cb"/>
    </style:style>
    <style:style style:name="P21" style:family="paragraph" style:parent-style-name="Standard">
      <style:text-properties officeooo:rsid="0023570a" officeooo:paragraph-rsid="0023570a"/>
    </style:style>
    <style:style style:name="P22" style:family="paragraph" style:parent-style-name="Standard">
      <style:text-properties officeooo:rsid="0023c46a" officeooo:paragraph-rsid="0023c46a"/>
    </style:style>
    <style:style style:name="P23" style:family="paragraph" style:parent-style-name="Standard">
      <style:text-properties officeooo:rsid="0024b477" officeooo:paragraph-rsid="0024b477"/>
    </style:style>
    <style:style style:name="P24" style:family="paragraph" style:parent-style-name="Standard">
      <style:text-properties officeooo:rsid="00257fb7" officeooo:paragraph-rsid="00257fb7"/>
    </style:style>
    <style:style style:name="P25" style:family="paragraph" style:parent-style-name="Standard">
      <style:text-properties officeooo:rsid="00273dfd" officeooo:paragraph-rsid="00273dfd"/>
    </style:style>
    <style:style style:name="P26" style:family="paragraph" style:parent-style-name="Standard">
      <style:text-properties officeooo:rsid="00275854" officeooo:paragraph-rsid="00275854"/>
    </style:style>
    <style:style style:name="P27" style:family="paragraph" style:parent-style-name="Standard">
      <style:text-properties officeooo:rsid="00294f37" officeooo:paragraph-rsid="00294f37"/>
    </style:style>
    <style:style style:name="P28" style:family="paragraph" style:parent-style-name="Standard">
      <style:text-properties officeooo:rsid="002c6f28" officeooo:paragraph-rsid="002c6f28"/>
    </style:style>
    <style:style style:name="P29" style:family="paragraph" style:parent-style-name="Standard">
      <style:text-properties officeooo:rsid="002cf5e9" officeooo:paragraph-rsid="002cf5e9"/>
    </style:style>
    <style:style style:name="P30" style:family="paragraph" style:parent-style-name="Standard">
      <style:text-properties officeooo:rsid="002eebf3" officeooo:paragraph-rsid="002eebf3"/>
    </style:style>
    <style:style style:name="P31" style:family="paragraph" style:parent-style-name="Standard">
      <style:text-properties officeooo:rsid="00312ab6" officeooo:paragraph-rsid="00312ab6"/>
    </style:style>
    <style:style style:name="P32" style:family="paragraph" style:parent-style-name="Standard">
      <style:text-properties officeooo:rsid="0032f355" officeooo:paragraph-rsid="0032f355"/>
    </style:style>
    <style:style style:name="P33" style:family="paragraph" style:parent-style-name="Standard">
      <style:text-properties officeooo:rsid="0036cc6e" officeooo:paragraph-rsid="0036cc6e"/>
    </style:style>
    <style:style style:name="P34" style:family="paragraph" style:parent-style-name="Standard">
      <style:text-properties officeooo:rsid="0006d313" officeooo:paragraph-rsid="00376959"/>
    </style:style>
    <style:style style:name="P35" style:family="paragraph" style:parent-style-name="Standard">
      <style:text-properties officeooo:rsid="0006d313" officeooo:paragraph-rsid="003876a8"/>
    </style:style>
    <style:style style:name="T1" style:family="text">
      <style:text-properties officeooo:rsid="0006b3ee"/>
    </style:style>
    <style:style style:name="T2" style:family="text">
      <style:text-properties officeooo:rsid="0006d313"/>
    </style:style>
    <style:style style:name="T3" style:family="text">
      <style:text-properties officeooo:rsid="00085555"/>
    </style:style>
    <style:style style:name="T4" style:family="text">
      <style:text-properties officeooo:rsid="000a7b03"/>
    </style:style>
    <style:style style:name="T5" style:family="text">
      <style:text-properties officeooo:rsid="000e5eca"/>
    </style:style>
    <style:style style:name="T6" style:family="text">
      <style:text-properties officeooo:rsid="0013a3c4"/>
    </style:style>
    <style:style style:name="T7" style:family="text">
      <style:text-properties officeooo:rsid="00177f6b"/>
    </style:style>
    <style:style style:name="T8" style:family="text">
      <style:text-properties officeooo:rsid="002094ea"/>
    </style:style>
    <style:style style:name="T9" style:family="text">
      <style:text-properties officeooo:rsid="0022e8ec"/>
    </style:style>
    <style:style style:name="T10" style:family="text">
      <style:text-properties officeooo:rsid="0023c46a"/>
    </style:style>
    <style:style style:name="T11" style:family="text">
      <style:text-properties officeooo:rsid="002aece3"/>
    </style:style>
    <style:style style:name="T12" style:family="text">
      <style:text-properties officeooo:rsid="002cf5e9"/>
    </style:style>
    <style:style style:name="T13" style:family="text">
      <style:text-properties officeooo:rsid="0034d452"/>
    </style:style>
    <style:style style:name="T14" style:family="text">
      <style:text-properties officeooo:rsid="00376959"/>
    </style:style>
    <style:style style:name="T15" style:family="text">
      <style:text-properties officeooo:rsid="003876a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2 registers →26 var, 2 expr, 3 brackets, 1 stack</text:p>
      <text:p text:style-name="P1"/>
      <text:p text:style-name="P1">Integer operators</text:p>
      <text:p text:style-name="P1">Higgher priority: * / %</text:p>
      <text:p text:style-name="P1">Lower priority: + - &amp; | ^</text:p>
      <text:p text:style-name="P1">Prefix operators: ~ - <text:span text:style-name="T1">tobool tofp</text:span></text:p>
      <text:p text:style-name="P1"/>
      <text:p text:style-name="P1">Floating point operators: same as integer, but an extra brackets supported <text:span text:style-name="T1">and toint instead of tofp</text:span></text:p>
      <text:p text:style-name="P1"/>
      <text:p text:style-name="P1">brace and square bracket operators for pointer access through integer register.</text:p>
      <text:p text:style-name="P1">[index] operator gives an integer (64 bit on 64 bit computer)</text:p>
      <text:p text:style-name="P1">{index} operator gives a double precision number.</text:p>
      <text:p text:style-name="P1"/>
      <text:p text:style-name="P1">DEF name value</text:p>
      <text:p text:style-name="P1">macro substitution. Macros are not always substituted. For this, the single quote need to precede the operator.</text:p>
      <text:p text:style-name="P1">This way, a structure can be defined.</text:p>
      <text:p text:style-name="P1">If a macro is not defined, the single quote is not removed.</text:p>
      <text:p text:style-name="P1"/>
      <text:p text:style-name="P1">Line number array:</text:p>
      <text:p text:style-name="P1">contains code address, reloc offset, reloc size</text:p>
      <text:p text:style-name="P1"/>
      <text:p text:style-name="P1">Relocs contain symbol zero terminated string pointer, reloc type i.e. macro or line number, and pointer cast as line number instead of string pointer (for using muber lines without string to integer conve<text:span text:style-name="T1">r</text:span>sion). <text:span text:style-name="T3">Also it can indicate it is an if statement reloc. Then, it contains the location information <text:s/>of where and how to put it in the machine code. ISA dependent.</text:span></text:p>
      <text:p text:style-name="P1"/>
      <text:p text:style-name="P2">PUSHDEF: create local DEFs</text:p>
      <text:p text:style-name="P2">POPDEF: go back one level of DEFS</text:p>
      <text:p text:style-name="P2">DEFPREFIX name</text:p>
      <text:p text:style-name="P2">ENDDEFPREFIX</text:p>
      <text:p text:style-name="P2"/>
      <text:p text:style-name="P2">PROC name</text:p>
      <text:p text:style-name="P2">PROCF name</text:p>
      <text:p text:style-name="P2">declare a function. Name is prefixed DEF/macro</text:p>
      <text:p text:style-name="P2"/>
      <text:p text:style-name="P2">RETURN value</text:p>
      <text:p text:style-name="P2">RETURNF value</text:p>
      <text:p text:style-name="P2">return to caller with value copied to <text:span text:style-name="T10">one of the temp registers and preserving </text:span>variable a(int) or A(double)</text:p>
      <text:p text:style-name="P22">preservation of other variables is a matter of the code.</text:p>
      <text:p text:style-name="P2"/>
      <text:p text:style-name="P2">Bracket operator after name: call a proc e.g. draw()</text:p>
      <text:p text:style-name="P2">one argument can be passed in the brackets in register a (int) or A (double)</text:p>
      <text:p text:style-name="P2"/>
      <text:p text:style-name="P2">boolean operators are two level:</text:p>
      <text:p text:style-name="P2">High priority: &lt; &lt;= &gt; &gt;= == !=</text:p>
      <text:p text:style-name="P2">Low priority: and or</text:p>
      <text:p text:style-name="P2">Prefix operator: not toint</text:p>
      <text:p text:style-name="P2">3 level brackets presumed possible on most architectures but they stack with the arithmetic bracket numbers.</text:p>
      <text:p text:style-name="P2">Boolean operators lower priority than arithmetic.</text:p>
      <text:p text:style-name="P2"><text:soft-page-break/></text:p>
      <text:p text:style-name="P2">ALLOCA regvar size</text:p>
      <text:p text:style-name="P2">allocate local variable; size in basic array unit</text:p>
      <text:p text:style-name="P2">ALLOCH regvar size</text:p>
      <text:p text:style-name="P2">allocate heap of size elements in regvar. <text:span text:style-name="T2">Garbage collected.</text:span></text:p>
      <text:p text:style-name="P3">Pointer can be distinguished on Heptane ISA by their pointer bit.</text:p>
      <text:p text:style-name="P3">On ISAs with no pointer bit, they can be distinguished by bit 63.</text:p>
      <text:p text:style-name="P3">Most integer variables would not do an integer overflow from bit 62 to 63, it is highly unlikely. The pointers would be that values with identical bits 63 and 62.</text:p>
      <text:p text:style-name="P3"/>
      <text:p text:style-name="P3">NEWFIELD macro name</text:p>
      <text:p text:style-name="P3">NEWFIELDF macro name</text:p>
      <text:p text:style-name="P3">copy macro’sizeof to macro’name with appropriate brackets and increment macro’sizeof.</text:p>
      <text:p text:style-name="P3">macro’sizeof must be an integer or it will produce an exception.</text:p>
      <text:p text:style-name="P3"/>
      <text:p text:style-name="P3">ERRHANDLER</text:p>
      <text:p text:style-name="P3">ERRHANDLERF</text:p>
      <text:p text:style-name="P3">used within a PROC. Before the RETURN or RETURNF statement. Called upon exception.</text:p>
      <text:p text:style-name="P3"/>
      <text:p text:style-name="P3">Assignment statement :=</text:p>
      <text:p text:style-name="P3"/>
      <text:p text:style-name="P3">Conditional statement:</text:p>
      <text:p text:style-name="P3">IF (boolean)</text:p>
      <text:p text:style-name="P3">STATEMENTS1</text:p>
      <text:p text:style-name="P3">THEN</text:p>
      <text:p text:style-name="P3"/>
      <text:p text:style-name="P3">IF (boolean)</text:p>
      <text:p text:style-name="P3">STATEMENTS1</text:p>
      <text:p text:style-name="P3">ELSE</text:p>
      <text:p text:style-name="P3">STATEMENTS2</text:p>
      <text:p text:style-name="P3">THEN</text:p>
      <text:p text:style-name="P3"/>
      <text:p text:style-name="P4"><text:span text:style-name="T14">INC variable </text:span>IF (boolean)</text:p>
      <text:p text:style-name="P4">STATEMENTS1</text:p>
      <text:p text:style-name="P4">THEN</text:p>
      <text:p text:style-name="P4"/>
      <text:p text:style-name="P4"><text:span text:style-name="T14">INC variable </text:span>IF (boolean)</text:p>
      <text:p text:style-name="P4">STATEMENTS1</text:p>
      <text:p text:style-name="P4">ELSE</text:p>
      <text:p text:style-name="P4">STATEMENTS2</text:p>
      <text:p text:style-name="P4">THEN</text:p>
      <text:p text:style-name="P4"/>
      <text:p text:style-name="P35"><text:span text:style-name="T14">INC variable </text:span><text:span text:style-name="T15">BY count </text:span><text:span text:style-name="T14"><text:s/></text:span>IF (boolean)</text:p>
      <text:p text:style-name="P35">STATEMENTS1</text:p>
      <text:p text:style-name="P35">THEN</text:p>
      <text:p text:style-name="P35"/>
      <text:p text:style-name="P35"><text:span text:style-name="T14">INC variable </text:span><text:span text:style-name="T15">BY count</text:span><text:span text:style-name="T14"> </text:span>IF (boolean)</text:p>
      <text:p text:style-name="P35">STATEMENTS1</text:p>
      <text:p text:style-name="P35">ELSE</text:p>
      <text:p text:style-name="P35">STATEMENTS2</text:p>
      <text:p text:style-name="P35">THEN</text:p>
      <text:p text:style-name="P35"/>
      <text:p text:style-name="P6"><text:soft-page-break/></text:p>
      <text:p text:style-name="P5">CONTINUE level</text:p>
      <text:p text:style-name="P5">continue execution from the last if statement. If level is not zero, it skips a number of nested IF statements.</text:p>
      <text:p text:style-name="P32">If statements if they are an and expression and it contains comparisons of a variable with a LENGTH(array) they are stored in a comparison cache.</text:p>
      <text:p text:style-name="P32">It is deleted upon assignment to the variable <text:span text:style-name="T13">of the array or bound </text:span>or executing else or terminating the if statement.</text:p>
      <text:p text:style-name="P32">The comparison cache can be used to do things like avoid bounds checking for array access. Fixed limited size offset to the length value is also supported.</text:p>
      <text:p text:style-name="P32">It can also replace these comparisons with true value if they are repeated in the code. A comparison provable from a cache comparisons, but with a different immediate offset, can still be avoided when accessing array and inside nested if statements.</text:p>
      <text:p text:style-name="P33">Jumping into an if statement from outside of it is forbidden.</text:p>
      <text:p text:style-name="P32"/>
      <text:p text:style-name="P5">If it is zero the level can be omitted</text:p>
      <text:p text:style-name="P5"/>
      <text:p text:style-name="P5"/>
      <text:p text:style-name="P5">Statement terminators:</text:p>
      <text:p text:style-name="P5">,</text:p>
      <text:p text:style-name="P5">;</text:p>
      <text:p text:style-name="P5">comma: sequential with stop execution after first exception</text:p>
      <text:p text:style-name="P5">semi colon: parallel; keep executing even if exception</text:p>
      <text:p text:style-name="P5">if a comma list is broken, it goes to the next comma list.</text:p>
      <text:p text:style-name="P5">Comma list has higher priority, semicolon lesser priority.</text:p>
      <text:p text:style-name="P5">The last statement doesn’t need a terminator</text:p>
      <text:p text:style-name="P5"/>
      <text:p text:style-name="P7">THROW val</text:p>
      <text:p text:style-name="P7">THROWF val</text:p>
      <text:p text:style-name="P7">throw exception. Skip the current PROC exception terminator.</text:p>
      <text:p text:style-name="P7"/>
      <text:p text:style-name="P8">MKCONFINUATION() - return a ALLOCA replacer object</text:p>
      <text:p text:style-name="P8">SETCONFINUATION(replacer) – set the current ALLOCA replacer object</text:p>
      <text:p text:style-name="P8">PURGECONFINUATION(replacer) – delete all ALLOCA allocations for the ALLOCA replacer object</text:p>
      <text:p text:style-name="P8"/>
      <text:p text:style-name="P8">CALL lineno(arg)</text:p>
      <text:p text:style-name="P8">CALL lineno()</text:p>
      <text:p text:style-name="P8">call PROC by line number. The line number must have a PROC statement. <text:span text:style-name="T4">Lineno need not be a constant</text:span></text:p>
      <text:p text:style-name="P8"/>
      <text:p text:style-name="P9">String literals: string literals are in double quotes with escape sequences as in C. They are stored as arrays of bytes, seven at a time on non pointer bit architecture, eight at a time on pointer bit architecture, <text:span text:style-name="T6">from upper to lower bytes within the 64 bit value</text:span>. </text:p>
      <text:p text:style-name="P9">Alternatively, a modified ASCII encoding can be used on no pointer bit ISA to make it a non pointer.</text:p>
      <text:p text:style-name="P9"><text:span text:style-name="T7">Custom charset</text:span> could be used for i18n character sets.</text:p>
      <text:p text:style-name="P10">Bit 7 is a inverse of bit 6 so that <text:s/>it will be an integer and not a pointer.</text:p>
      <text:p text:style-name="P9">They are zero padded.</text:p>
      <text:p text:style-name="P10"/>
      <text:p text:style-name="P11">Immediate of integer type can be restricted to allow for no guaranteed overflow, such as they could be restricted to <text:span text:style-name="T5">40</text:span> bit.</text:p>
      <text:p text:style-name="P11"><text:soft-page-break/></text:p>
      <text:p text:style-name="P12">LENGTH(val) – PROC to return the length of array in argument i.e. variable a.</text:p>
      <text:p text:style-name="P12"/>
      <text:p text:style-name="P13">It is not recommended to adjust pointer values. This is because adjusted pointer values will not have the LENGTH attribute valid, it can return for example, the -1 element instead of the length.</text:p>
      <text:p text:style-name="P13">But other than that it is fine to adjust the pointers as long as they don’t go out of range by more than 1 value.</text:p>
      <text:p text:style-name="P13">If they go out of range by more than one value, the object can be deleted by the garbage collector if it is allocated on the heap.</text:p>
      <text:p text:style-name="P13">Pointers are added as integers, no pre adjusting for size of the element.</text:p>
      <text:p text:style-name="P12"/>
      <text:p text:style-name="P14">7-bit encoding definition:</text:p>
      <text:p text:style-name="P14">DEL is newline</text:p>
      <text:p text:style-name="P14">#16 is tab</text:p>
      <text:p text:style-name="P14">0 is zero for termination</text:p>
      <text:p text:style-name="P14">1-15=concat with next character</text:p>
      <text:p text:style-name="P14">17-31=concat with next two characters</text:p>
      <text:p text:style-name="P14">Lowest 18 bit value of unicode</text:p>
      <text:p text:style-name="P14"/>
      <text:p text:style-name="P23">ALLOCAB(size) : allocate size and save variable b in the first entry;</text:p>
      <text:p text:style-name="P23">used to allow preserving registers other than a.</text:p>
      <text:p text:style-name="P14"/>
      <text:p text:style-name="P23">READONLYLIB: declare module PROCs inlineable and prohibit their modification. Updates to structure macros might not recompute the inlined functions.</text:p>
      <text:p text:style-name="P15">LIBRETURN: return from module initialisation</text:p>
      <text:p text:style-name="P15">if library is included, the following is available:</text:p>
      <text:p text:style-name="P15">LOADMOD(name) – function for loading a module. PROC and macro merged. Line numbers are not merged, but have inconsistent between moduli values. PROC line numbers have to be transferred for function calling an argument.</text:p>
      <text:p text:style-name="P15"/>
      <text:p text:style-name="P15">TOMOD(procname) get global line no for proc</text:p>
      <text:p text:style-name="P15">might not be identical to module visible line no.</text:p>
      <text:p text:style-name="P31">Structore construction: with a colon operator e.g.</text:p>
      <text:p text:style-name="P31">a : b : c</text:p>
      <text:p text:style-name="P31">will return a array of 3 integers allocated on the heap.</text:p>
      <text:p text:style-name="P31">A : B : c</text:p>
      <text:p text:style-name="P31">will return array of two doubles and one integer.</text:p>
      <text:p text:style-name="P14"/>
      <text:p text:style-name="P16">Module strings:</text:p>
      <text:p text:style-name="P16">strappend(from)</text:p>
      <text:p text:style-name="P16">the string in b is appended with string in from. It has to have enough zero padded bytes.</text:p>
      <text:p text:style-name="P29">strappendpos(from)</text:p>
      <text:p text:style-name="P17">the string in b is appended with string in from. It has to have enough zero padded bytes. <text:span text:style-name="T12">The append happens from position c of from;</text:span></text:p>
      <text:p text:style-name="P29">strappendposl(from)</text:p>
      <text:p text:style-name="P17">the string in b is appended with string in from. It has to have enough zero padded bytes. <text:span text:style-name="T12">The append happens from long character position c of from;</text:span></text:p>
      <text:p text:style-name="P17">strfromh(from)</text:p>
      <text:p text:style-name="P16">allocate heap string</text:p>
      <text:p text:style-name="P16">strfroml(from)</text:p>
      <text:p text:style-name="P16">allocate alloca string</text:p>
      <text:p text:style-name="P16"><text:soft-page-break/>strcmp(from) compare from string to string in variable b. return -1 if b is less, 0 if equal, 1 if b is more.</text:p>
      <text:p text:style-name="P16">strchar(from) return character from pos b and increment b.</text:p>
      <text:p text:style-name="P16">strcharl(from) return long char from pos b and increment b by the correct amount.</text:p>
      <text:p text:style-name="P16">strcoll(from) same as strcmp but as if c/unix strcoll.</text:p>
      <text:p text:style-name="P29">strlen(array) = return string length</text:p>
      <text:p text:style-name="P29">strtrunc(array) = truncate string at pos b.</text:p>
      <text:p text:style-name="P29">strlenl(array) = return string length in long scharacters</text:p>
      <text:p text:style-name="P29">strutruncl(array) = truncate string at long pos b</text:p>
      <text:p text:style-name="P16"/>
      <text:p text:style-name="P18">Module wholefile</text:p>
      <text:p text:style-name="P18">readfile(name) - <text:s/>return a copy of the file in a heap object</text:p>
      <text:p text:style-name="P18">maprfile(name) – return a copy of the file as a paged to file memory read only anonymosu. Might be a problem for secure applications in case of invalidation of file content control flow after it has been made. Use for tools that don’t run at elevated privilege,</text:p>
      <text:p text:style-name="P18">writefile(name) – write the heap object in variable b as the file name</text:p>
      <text:p text:style-name="P18">binfile – set binary mode (on some operating systems a no op).</text:p>
      <text:p text:style-name="P18">textfile <text:s/>- on some operating systems a no op. textfile mode</text:p>
      <text:p text:style-name="P18">Note that no conversion to a string is made even with textfile mode so it might be in another encoding. Instead, it is read as 7 bit ascii with no del, and no other control characters but newline and tab, with appropriate conversions for newline and tab character sequences (only for readfile. maprfile does not convert anything.)</text:p>
      <text:p text:style-name="P19">readrecord(record_struct)</text:p>
      <text:p text:style-name="P19">record struct contains fields:</text:p>
      <text:p text:style-name="P19">name</text:p>
      <text:p text:style-name="P19">private_handle</text:p>
      <text:p text:style-name="P19">record_size //in bytes, not entities</text:p>
      <text:p text:style-name="P19">position //<text:span text:style-name="T8">in bytes, not entities</text:span></text:p>
      <text:p text:style-name="P19"/>
      <text:p text:style-name="P19">reads a record from a file. If private_handle is zero, it can be a file identifier after the first call.</text:p>
      <text:p text:style-name="P19">Returns a heap object containing the record.</text:p>
      <text:p text:style-name="P30">Care should be taken to not call portions of the array as a memory object as on no pointer bit architecture it could contain pointers that are garbage. Note they still won’t be garbage collector walked.</text:p>
      <text:p text:style-name="P19">writerecord(record_struct)</text:p>
      <text:p text:style-name="P19">write a record in file. The data is in a heap object in variable b.</text:p>
      <text:p text:style-name="P19">Insufficient size of heap object might result in an exception. Not legal to use a pre offset heap object.</text:p>
      <text:p text:style-name="P19">flushrecord(record_struct)</text:p>
      <text:p text:style-name="P19">close the record private_handle and write any buffers that may be inferred by it. Doesn’t guarantee the data is safely stored by the time of return.</text:p>
      <text:p text:style-name="P19"/>
      <text:p text:style-name="P20">Tree vectorisation:</text:p>
      <text:p text:style-name="P20">It cannot be assumed that the compiler will do tree vectorisation across multiple lines of code. If you want it to work, the vectorised instructions have to be on one line.</text:p>
      <text:p text:style-name="P20">This might allow for complete vector instruction usage as less code will be analysed but it is more platform specific than some other cases</text:p>
      <text:p text:style-name="P21">SIMD sub values are accessed with the appropriate brackets.</text:p>
      <text:p text:style-name="P21">SIMD unit values other than int64 and double are not supported.</text:p>
      <text:p text:style-name="P20"/>
      <text:p text:style-name="P20">module multithread</text:p>
      <text:p text:style-name="P20"><text:soft-page-break/>create_thread_pack(count), initialisation function in variable b. passed the thread index and a copy of each floating point and integer variable register (except the argument register).</text:p>
      <text:p text:style-name="P20">returns a semset_struct pointer</text:p>
      <text:p text:style-name="P20">begin_tasks(semset) – main thread begins a shared task</text:p>
      <text:p text:style-name="P20">tick_task(semset) – mark task of number in register b as completed.</text:p>
      <text:p text:style-name="P20">wait_tasks() - wait for all the tasks in the thread pack to tick their task number. Callable from thread that ca<text:span text:style-name="T9">ll</text:span>ed begin_tasks. Calling from another thread can throw an exception.</text:p>
      <text:p text:style-name="P20">delete_thread_pack(semset)</text:p>
      <text:p text:style-name="P20">destroy the thread pack.</text:p>
      <text:p text:style-name="P20"/>
      <text:p text:style-name="P24">Microkernel Interface:</text:p>
      <text:p text:style-name="P24">IPC_call(IPC_k_struct) → call IPC, IPC_k_struct contanins the message. Veriable b contains the return capability if using call-to-call semantics. Otherwise it should be set to zero.</text:p>
      <text:p text:style-name="P24">IPC_call preserves the variables upon entering the other process. Temp registers are not preserved but are cleared.</text:p>
      <text:p text:style-name="P24">IPC_k_struct has the following fields</text:p>
      <text:p text:style-name="P24">HANDLE_OF_OBJECT</text:p>
      <text:p text:style-name="P24">CALL_FLAGS</text:p>
      <text:p text:style-name="P24">CNT_BUFFERS</text:p>
      <text:p text:style-name="P24"/>
      <text:p text:style-name="P24">IPC_k_struct’sizeof should be used to append other registers as buffers. Must be at beginning of a ALLOCA ALLOCAB or ALLOCH region.</text:p>
      <text:p text:style-name="P24">Integer data and FPU data is sent via the variables.</text:p>
      <text:p text:style-name="P24">The number of buffers should not be more than the size of the IPC_k_struct allows or an exception is trigerred.</text:p>
      <text:p text:style-name="P24">Flags for message:</text:p>
      <text:p text:style-name="P24">IPC_k_struct’FLG_CALL_TO_CALL</text:p>
      <text:p text:style-name="P24">IPC_k_struct’FLG_ASYNC_RETURN</text:p>
      <text:p text:style-name="P24">IPC_k_struct’FLG_SWITCH_RENDER_THREAD – used for soft rendering server but can be used by other servers if they are implemented in CPU heavy manner.</text:p>
      <text:p text:style-name="P24">Note that sticky thread servers cannot switch thread of an object until the IPC_k_struct’FLG_SWITC<text:span text:style-name="T11">H</text:span>_RENDER_THREAD</text:p>
      <text:p text:style-name="P24">is specified. </text:p>
      <text:p text:style-name="P24">IPC_k_sturct’FLG_CHAIN_TERMINATE - <text:s/>auto return from call without bounce; only for servers; appropriate handling is dependent on implicit type of server calling such as a FS server would be implicit calling the disk driver with this flag to avoid bouncing upon a complete read.</text:p>
      <text:p text:style-name="P25">Receive (additional) flags:</text:p>
      <text:p text:style-name="P25">IPC_k_struct’FLG_REPLY_MESSAGE</text:p>
      <text:p text:style-name="P26">Send handles in buffer (only first used)</text:p>
      <text:p text:style-name="P26">IPC_k_struct’FLG_SEND_CAP</text:p>
      <text:p text:style-name="P26">Receive handles in buffer (only first used)</text:p>
      <text:p text:style-name="P26">IPC_k_struct’FLG_RECV_CAP</text:p>
      <text:p text:style-name="P27">Those flags are preserved when making an IPC call.</text:p>
      <text:p text:style-name="P27"/>
      <text:p text:style-name="P28">Soft pointer features:</text:p>
      <text:p text:style-name="P28">The no pointer bit processors can implemet soft bound pointer. If using the same pointer format as the heptane ISA pointer it will reduce the address space size from 44 bits (heptane ISA) to 43 bits.</text:p>
      <text:p text:style-name="P28">However, under current x86_64 ISA the invalid pointer bits are not the topmost but bit 63 and bit 56. </text:p>
      <text:p text:style-name="P28">The extra 16 registers are handled by references to top of stack 8 bit offset variables. X86_64 cpus cache those in registers, even though it might not be officially admitted (but I accept no responsibility for the event of this being fals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08:28:55.424165140</meta:creation-date>
    <dc:date>2024-04-03T13:51:03.042939446</dc:date>
    <meta:editing-duration>PT2H8M17S</meta:editing-duration>
    <meta:editing-cycles>37</meta:editing-cycles>
    <meta:generator>LibreOffice/7.3.7.2$Linux_X86_64 LibreOffice_project/30$Build-2</meta:generator>
    <meta:document-statistic meta:table-count="0" meta:image-count="0" meta:object-count="0" meta:page-count="6" meta:paragraph-count="212" meta:word-count="2076" meta:character-count="12591" meta:non-whitespace-character-count="10708"/>
  </office:meta>
</office:document-meta>
</file>